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4000000354A322A29CD48AB52.jpg" manifest:media-type="image/jpeg"/>
  <manifest:file-entry manifest:full-path="Pictures/10000000000003200000026F9BECCB913E1F0D3A.jpg" manifest:media-type="image/jpeg"/>
  <manifest:file-entry manifest:full-path="Pictures/10000201000003AC000001545008A168B680090E.png" manifest:media-type="image/png"/>
  <manifest:file-entry manifest:full-path="Pictures/10000000000003570000023AE8F4350D6800AB5F.jpg" manifest:media-type="image/jpeg"/>
  <manifest:file-entry manifest:full-path="Pictures/10000201000000E1000000E1E1E1A3AF5CC92369.png" manifest:media-type="image/png"/>
  <manifest:file-entry manifest:full-path="Pictures/100002010000012C000000CA0B49BA0CFDC3A6AA.png" manifest:media-type="image/png"/>
  <manifest:file-entry manifest:full-path="Pictures/100002010000031B000002394138A164ADE850A4.png" manifest:media-type="image/png"/>
  <manifest:file-entry manifest:full-path="Pictures/10000201000005DC00000384C0339DB3A58B667F.png" manifest:media-type="image/png"/>
  <manifest:file-entry manifest:full-path="Pictures/100002010000031B00000239F3B42C6A140C305A.png" manifest:media-type="image/png"/>
  <manifest:file-entry manifest:full-path="Pictures/1000000000000186000001B3E1B6C1EEDC309F40.png" manifest:media-type="image/png"/>
  <manifest:file-entry manifest:full-path="Pictures/10000201000005DC000005DC64496BFEC434C9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" svg:font-family="'Noto Sans UI'" style:font-family-generic="roman" style:font-pitch="variable"/>
    <style:font-face style:name="Noto Sans UI1" svg:font-family="'Noto Sans UI'" style:font-adornments="Regular" style:font-family-generic="roman" style:font-pitch="variable"/>
    <style:font-face style:name="Noto Sans UI2" svg:font-family="'Noto Sans UI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6.219cm" fo:min-width="15.4cm" fo:padding-top="0.075cm" fo:padding-bottom="0.075cm" fo:padding-left="0.2cm" fo:padding-right="0.2cm"/>
    </style:style>
    <style:style style:name="gr2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7.55cm" fo:min-width="15.4cm" fo:padding-top="0.075cm" fo:padding-bottom="0.075cm" fo:padding-left="0.2cm" fo:padding-right="0.2cm"/>
    </style:style>
    <style:style style:name="gr3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7.281cm" fo:min-width="15.4cm" fo:padding-top="0.075cm" fo:padding-bottom="0.075cm" fo:padding-left="0.2cm" fo:padding-right="0.2cm"/>
    </style:style>
    <style:style style:name="gr4" style:family="graphic" style:parent-style-name="standard">
      <style:graphic-properties svg:stroke-width="0.1cm" svg:stroke-color="#000000" draw:marker-start-width="0.2cm" draw:marker-end-width="0.2cm" draw:fill-color="#ffffff" draw:textarea-horizontal-align="justify" draw:textarea-vertical-align="middle" draw:auto-grow-height="false" fo:min-height="6.45cm" fo:min-width="15.4cm" fo:padding-top="0.075cm" fo:padding-bottom="0.075cm" fo:padding-left="0.2cm" fo:padding-right="0.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99ff99" draw:textarea-vertical-align="middle"/>
    </style:style>
    <style:style style:name="gr7" style:family="graphic" style:parent-style-name="standard">
      <style:graphic-properties svg:stroke-color="#ff6666" draw:fill-color="#ff6666" draw:textarea-vertical-align="middle"/>
    </style:style>
    <style:style style:name="gr8" style:family="graphic" style:parent-style-name="standard">
      <style:graphic-properties svg:stroke-color="#ffcc00" draw:fill-color="#ffcc00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1" style:family="graphic" style:parent-style-name="standard">
      <style:graphic-properties draw:stroke="none" svg:stroke-color="#ffcc00" draw:fill="none" draw:fill-color="#ffcc00" fo:min-height="1.358cm"/>
    </style:style>
    <style:style style:name="gr12" style:family="graphic" style:parent-style-name="standard">
      <style:graphic-properties svg:stroke-color="#cc00cc" draw:fill-color="#00ffff" draw:textarea-vertical-align="middl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svg:stroke-color="#66ff99" draw:fill-color="#66ff66" draw:textarea-vertical-align="middle"/>
    </style:style>
    <style:style style:name="gr16" style:family="graphic" style:parent-style-name="standard">
      <style:graphic-properties svg:stroke-color="#cc00cc" draw:fill-color="#66ff66" draw:textarea-vertical-align="middle"/>
    </style:style>
    <style:style style:name="gr17" style:family="graphic" style:parent-style-name="standard">
      <style:graphic-properties svg:stroke-color="#ffcc00" draw:fill-color="#ffffff" draw:textarea-vertical-align="middle"/>
    </style:style>
    <style:style style:name="gr18" style:family="graphic" style:parent-style-name="standard">
      <style:graphic-properties svg:stroke-color="#99ff99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85cm"/>
    </style:style>
    <style:style style:name="gr20" style:family="graphic" style:parent-style-name="objectwithoutfill">
      <style:graphic-properties svg:stroke-color="#66ff99" draw:fill="none" draw:fill-color="#ffffff" draw:textarea-vertical-align="middle"/>
    </style:style>
    <style:style style:name="gr21" style:family="graphic" style:parent-style-name="objectwithoutfill">
      <style:graphic-properties svg:stroke-color="#ffcc00" draw:fill="none" draw:fill-color="#ffffff" draw:textarea-vertical-align="middle"/>
    </style:style>
    <style:style style:name="gr22" style:family="graphic" style:parent-style-name="objectwithoutfill">
      <style:graphic-properties svg:stroke-color="#cc00cc" draw:fill="none" draw:fill-color="#ffffff" draw:textarea-vertical-align="middle"/>
    </style:style>
    <style:style style:name="gr23" style:family="graphic" style:parent-style-name="objectwithoutfill">
      <style:graphic-properties svg:stroke-color="#ff6666" draw:fill="none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6666"/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cc00"/>
    </style:style>
    <style:style style:name="P8" style:family="paragraph">
      <loext:graphic-properties draw:fill-color="#00ffff"/>
      <style:paragraph-properties fo:text-align="center"/>
    </style:style>
    <style:style style:name="P9" style:family="paragraph">
      <loext:graphic-properties draw:fill-color="#66ff66"/>
      <style:paragraph-properties fo:text-align="center"/>
    </style:style>
    <style:style style:name="P10" style:family="paragraph">
      <style:paragraph-properties fo:text-align="center"/>
      <style:text-properties fo:font-size="28pt" fo:font-weight="bold"/>
    </style:style>
    <style:style style:name="P11" style:family="paragraph">
      <loext:graphic-properties draw:fill="none" draw:fill-color="#ffffff"/>
      <style:paragraph-properties fo:text-align="center"/>
      <style:text-properties fo:font-size="28pt" fo:font-weight="bold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fo:font-size="15pt"/>
    </style:style>
    <style:style style:name="P14" style:family="paragraph">
      <loext:graphic-properties draw:fill="none" draw:fill-color="#ffffff"/>
      <style:text-properties fo:font-size="15pt"/>
    </style:style>
    <style:style style:name="T1" style:family="text">
      <style:text-properties fo:font-size="28pt" fo:font-weight="bold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cm" svg:height="6.369cm" svg:x="21.9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5.8cm" svg:height="7.7cm" svg:x="21.9cm" svg:y="19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5.8cm" svg:height="7.431cm" svg:x="3.2cm" svg:y="19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5.8cm" svg:height="6.6cm" svg:x="3.2cm" svg:y="12.5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xml:id="id9" draw:id="id9" draw:layer="layout" svg:width="7.1cm" svg:height="4.734cm" svg:x="27.926cm" svg:y="13.751cm">
          <draw:image xlink:href="Pictures/10000000000003570000023AE8F4350D6800AB5F.jpg" xlink:type="simple" xlink:show="embed" xlink:actuate="onLoad">
            <text:p/>
          </draw:image>
          <draw:glue-point draw:id="4" svg:x="1.364cm" svg:y="0.609cm"/>
        </draw:frame>
        <draw:frame draw:style-name="gr5" draw:text-style-name="P2" xml:id="id1" draw:id="id1" draw:layer="layout" svg:width="3.764cm" svg:height="2.534cm" svg:x="14.336cm" svg:y="24.035cm">
          <draw:image xlink:href="Pictures/100002010000012C000000CA0B49BA0CFDC3A6AA.png" xlink:type="simple" xlink:show="embed" xlink:actuate="onLoad">
            <text:p/>
          </draw:image>
          <draw:glue-point draw:id="4" svg:x="4.829cm" svg:y="2.892cm"/>
          <draw:glue-point draw:id="5" svg:x="4.829cm" svg:y="-0.264cm"/>
          <draw:glue-point draw:id="6" svg:x="4.829cm" svg:y="-3.421cm"/>
        </draw:frame>
        <draw:frame draw:style-name="gr5" draw:text-style-name="P2" xml:id="id2" draw:id="id2" draw:layer="layout" svg:width="8.607cm" svg:height="1.869cm" svg:x="16.3cm" svg:y="9cm">
          <draw:image xlink:href="Pictures/10000000000000F4000000354A322A29CD48AB52.jpg" xlink:type="simple" xlink:show="embed" xlink:actuate="onLoad">
            <text:p/>
          </draw:image>
          <draw:glue-point draw:id="4" svg:x="-2.667cm" svg:y="1.257cm" draw:escape-direction="left"/>
          <draw:glue-point draw:id="5" svg:x="-1.505cm" svg:y="1.257cm"/>
          <draw:glue-point draw:id="6" svg:x="-0.46cm" svg:y="1.257cm"/>
          <draw:glue-point draw:id="7" svg:x="0.701cm" svg:y="1.257cm"/>
          <draw:glue-point draw:id="8" svg:x="1.863cm" svg:y="1.257cm"/>
        </draw:frame>
        <draw:connector draw:style-name="gr6" draw:text-style-name="P3" draw:layer="layout" svg:x1="18.035cm" svg:y1="26.034cm" svg:x2="19.308cm" svg:y2="10.168cm" draw:start-shape="id1" draw:start-glue-point="4" draw:end-shape="id2" draw:end-glue-point="5" svg:d="M18035 26034h1273v-15866" svg:viewBox="0 0 1274 15867">
          <text:p/>
        </draw:connector>
        <draw:frame draw:style-name="gr5" draw:text-style-name="P2" xml:id="id6" draw:id="id6" draw:layer="layout" svg:width="3.764cm" svg:height="2.534cm" draw:transform="rotate (-3.14159265358979) translate (27.6cm 26.169cm)">
          <draw:image xlink:href="Pictures/100002010000012C000000CA0B49BA0CFDC3A6AA.png" xlink:type="simple" xlink:show="embed" xlink:actuate="onLoad">
            <text:p/>
          </draw:image>
          <draw:glue-point draw:id="4" svg:x="-4.827cm" svg:y="-2.888cm"/>
          <draw:glue-point draw:id="5" svg:x="-4.827cm" svg:y="0.26cm"/>
          <draw:glue-point draw:id="6" svg:x="-4.827cm" svg:y="3.417cm"/>
        </draw:frame>
        <draw:frame draw:style-name="gr5" draw:text-style-name="P2" xml:id="id3" draw:id="id3" draw:layer="layout" svg:width="4.835cm" svg:height="3.765cm" svg:x="9.401cm" svg:y="14.896cm">
          <draw:image xlink:href="Pictures/10000000000003200000026F9BECCB913E1F0D3A.jpg" xlink:type="simple" xlink:show="embed" xlink:actuate="onLoad">
            <text:p/>
          </draw:image>
          <draw:glue-point draw:id="4" svg:x="-4.794cm" svg:y="1.322cm"/>
        </draw:frame>
        <draw:connector draw:style-name="gr6" draw:text-style-name="P3" draw:layer="layout" draw:line-skew="2.885cm" svg:x1="18.308cm" svg:y1="10.168cm" svg:x2="14.236cm" svg:y2="16.778cm" draw:start-shape="id2" draw:start-glue-point="4" draw:end-shape="id3" draw:end-glue-point="1" svg:d="M18308 10168h-155v6610h-3917" svg:viewBox="0 0 4073 6611">
          <text:p/>
        </draw:connector>
        <draw:frame draw:style-name="gr5" draw:text-style-name="P2" xml:id="id4" draw:id="id4" draw:layer="layout" svg:width="4.7cm" svg:height="2.82cm" svg:x="3.3cm" svg:y="14.776cm">
          <draw:image xlink:href="Pictures/10000201000005DC00000384C0339DB3A58B667F.png" xlink:type="simple" xlink:show="embed" xlink:actuate="onLoad">
            <text:p/>
          </draw:image>
          <draw:glue-point draw:id="4" svg:x="-0.957cm" svg:y="2.872cm"/>
          <draw:glue-point draw:id="5" svg:x="2.234cm" svg:y="2.517cm"/>
        </draw:frame>
        <draw:connector draw:style-name="gr7" draw:text-style-name="P4" draw:layer="layout" draw:line-skew="-0.301cm -0.42cm" svg:x1="9.401cm" svg:y1="16.778cm" svg:x2="6.699cm" svg:y2="16.895cm" draw:start-shape="id3" draw:start-glue-point="3" draw:end-shape="id4" draw:end-glue-point="5" svg:d="M9401 16778h-1001v898h-1701v-781" svg:viewBox="0 0 2703 899">
          <text:p/>
        </draw:connector>
        <draw:connector draw:style-name="gr8" draw:text-style-name="P5" draw:layer="layout" svg:x1="9.501cm" svg:y1="17.275cm" svg:x2="5.65cm" svg:y2="17.596cm" draw:start-shape="id3" draw:start-glue-point="4" draw:end-shape="id4" draw:end-glue-point="2" svg:d="M9501 17275h-800v821h-3051v-500" svg:viewBox="0 0 3852 822">
          <text:p/>
        </draw:connector>
        <draw:frame draw:style-name="gr5" draw:text-style-name="P2" xml:id="id5" draw:id="id5" draw:layer="layout" svg:width="3.082cm" svg:height="2.206cm" draw:transform="rotate (-3.14159265358979) translate (17.702cm 23.669cm)">
          <draw:image xlink:href="Pictures/100002010000031B000002394138A164ADE850A4.png" xlink:type="simple" xlink:show="embed" xlink:actuate="onLoad">
            <text:p/>
          </draw:image>
          <draw:glue-point draw:id="4" svg:x="4.993cm" svg:y="2.28cm"/>
        </draw:frame>
        <draw:connector draw:style-name="gr8" draw:text-style-name="P5" draw:layer="layout" svg:x1="18.035cm" svg:y1="25.236cm" svg:x2="17.699cm" svg:y2="23.068cm" draw:start-shape="id1" draw:start-glue-point="5" draw:end-shape="id5" draw:end-glue-point="4" svg:d="M18035 25236h565v-2168h-901" svg:viewBox="0 0 902 2169">
          <text:p/>
        </draw:connector>
        <draw:frame draw:style-name="gr5" draw:text-style-name="P2" xml:id="id7" draw:id="id7" draw:layer="layout" svg:width="3.082cm" svg:height="2.206cm" svg:x="24cm" svg:y="21.263cm">
          <draw:image xlink:href="Pictures/100002010000031B00000239F3B42C6A140C305A.png" xlink:type="simple" xlink:show="embed" xlink:actuate="onLoad">
            <text:p/>
          </draw:image>
          <draw:glue-point draw:id="4" svg:x="-4.99cm" svg:y="-2.275cm"/>
        </draw:frame>
        <draw:connector draw:style-name="gr8" draw:text-style-name="P5" draw:layer="layout" draw:line-skew="0.064cm" svg:x1="23.902cm" svg:y1="24.967cm" svg:x2="24.004cm" svg:y2="21.865cm" draw:start-shape="id6" draw:start-glue-point="5" draw:end-shape="id7" draw:end-glue-point="4" svg:d="M23902 24967h-502v-3102h604" svg:viewBox="0 0 605 3103">
          <text:p/>
        </draw:connector>
        <draw:frame draw:style-name="gr9" draw:text-style-name="P6" draw:layer="layout" svg:width="5.462cm" svg:height="1.407cm" svg:x="8.638cm" svg:y="13.162cm">
          <draw:text-box>
            <text:p>Workstation</text:p>
          </draw:text-box>
        </draw:frame>
        <draw:frame draw:style-name="gr10" draw:text-style-name="P6" draw:layer="layout" svg:width="6.862cm" svg:height="1.6cm" svg:x="7.94cm" svg:y="19.912cm">
          <draw:text-box>
            <text:p>Power-dimmer</text:p>
          </draw:text-box>
        </draw:frame>
        <draw:frame draw:style-name="gr11" draw:text-style-name="P7" draw:layer="layout" svg:width="8.137cm" svg:height="1.608cm" svg:x="23.9cm" svg:y="19.569cm">
          <draw:text-box>
            <text:p>Rotation servo</text:p>
          </draw:text-box>
        </draw:frame>
        <draw:frame draw:style-name="gr5" draw:text-style-name="P2" xml:id="id8" draw:id="id8" draw:layer="layout" svg:width="3.764cm" svg:height="2.534cm" draw:transform="rotate (-3.14159265358979) translate (27.964cm 17.734cm)">
          <draw:image xlink:href="Pictures/100002010000012C000000CA0B49BA0CFDC3A6AA.png" xlink:type="simple" xlink:show="embed" xlink:actuate="onLoad">
            <text:p/>
          </draw:image>
          <draw:glue-point draw:id="4" svg:x="-4.827cm" svg:y="-2.888cm"/>
          <draw:glue-point draw:id="5" svg:x="-4.827cm" svg:y="0.26cm"/>
          <draw:glue-point draw:id="6" svg:x="-4.827cm" svg:y="3.417cm"/>
        </draw:frame>
        <draw:frame draw:style-name="gr11" draw:text-style-name="P7" draw:layer="layout" svg:width="8.137cm" svg:height="1.608cm" svg:x="26.563cm" svg:y="13.292cm">
          <draw:text-box>
            <text:p>Stinkomat 3000</text:p>
          </draw:text-box>
        </draw:frame>
        <draw:connector draw:style-name="gr12" draw:text-style-name="P8" draw:layer="layout" draw:line-skew="-0.396cm -0.585cm" svg:x1="24.266cm" svg:y1="16.532cm" svg:x2="32.444cm" svg:y2="16.406cm" draw:start-shape="id8" draw:start-glue-point="5" draw:end-shape="id9" draw:end-glue-point="4" svg:d="M24266 16532h-962v1868h9140v-1994" svg:viewBox="0 0 9141 1995">
          <text:p/>
        </draw:connector>
        <draw:frame draw:style-name="gr13" draw:text-style-name="P3" xml:id="id11" draw:id="id11" draw:layer="layout" svg:width="4.638cm" svg:height="4.638cm" svg:x="27.4cm" svg:y="22.431cm">
          <draw:image xlink:href="Pictures/10000201000005DC000005DC64496BFEC434C96F.png" xlink:type="simple" xlink:show="embed" xlink:actuate="onLoad">
            <text:p/>
          </draw:image>
          <draw:glue-point draw:id="4" svg:x="-1.765cm" svg:y="3.275cm"/>
          <draw:glue-point draw:id="5" svg:x="-1.683cm" svg:y="1.683cm"/>
          <draw:glue-point draw:id="6" svg:x="2.412cm" svg:y="-2.197cm"/>
        </draw:frame>
        <draw:frame draw:style-name="gr14" draw:text-style-name="P3" xml:id="id10" draw:id="id10" draw:layer="layout" svg:width="4.994cm" svg:height="3.746cm" svg:x="32cm" svg:y="22.769cm">
          <draw:image xlink:href="Pictures/1000000000000186000001B3E1B6C1EEDC309F40.png" xlink:type="simple" xlink:show="embed" xlink:actuate="onLoad">
            <text:p/>
          </draw:image>
          <draw:glue-point draw:id="4" svg:x="-3.608cm" svg:y="-0.336cm"/>
        </draw:frame>
        <draw:connector draw:style-name="gr15" draw:text-style-name="P9" draw:layer="layout" draw:line-skew="4.5cm" svg:x1="32.696cm" svg:y1="24.517cm" svg:x2="28.939cm" svg:y2="25.53cm" draw:start-shape="id10" draw:start-glue-point="4" draw:end-shape="id11" draw:end-glue-point="5" svg:d="M32696 24517h-1296v1013h-2461" svg:viewBox="0 0 3758 1014">
          <text:p/>
        </draw:connector>
        <draw:frame draw:style-name="gr14" draw:text-style-name="P3" xml:id="id12" draw:id="id12" draw:layer="layout" svg:width="2.9cm" svg:height="2.9cm" svg:x="30.5cm" svg:y="19.869cm">
          <draw:image xlink:href="Pictures/10000201000000E1000000E1E1E1A3AF5CC92369.png" xlink:type="simple" xlink:show="embed" xlink:actuate="onLoad">
            <text:p/>
          </draw:image>
          <draw:glue-point draw:id="4" svg:x="-2.92cm" svg:y="1.541cm"/>
        </draw:frame>
        <draw:connector draw:style-name="gr16" draw:text-style-name="P9" draw:layer="layout" svg:x1="31.104cm" svg:y1="21.765cm" svg:x2="27.082cm" svg:y2="22.366cm" draw:start-shape="id12" draw:start-glue-point="4" draw:end-shape="id7" draw:end-glue-point="1" svg:d="M31104 21765h-2313v601h-1709" svg:viewBox="0 0 4023 602">
          <text:p/>
        </draw:connector>
        <draw:frame draw:style-name="gr13" draw:text-style-name="P3" xml:id="id13" draw:id="id13" draw:layer="layout" svg:width="9.105cm" svg:height="3.293cm" svg:x="4.497cm" svg:y="21.819cm">
          <draw:image xlink:href="Pictures/10000201000003AC000001545008A168B680090E.png" xlink:type="simple" xlink:show="embed" xlink:actuate="onLoad">
            <text:p/>
          </draw:image>
        </draw:frame>
        <draw:connector draw:style-name="gr16" draw:text-style-name="P9" draw:layer="layout" svg:x1="14.62cm" svg:y1="22.566cm" svg:x2="13.602cm" svg:y2="23.465cm" draw:start-shape="id5" draw:start-glue-point="1" draw:end-shape="id13" draw:end-glue-point="1" svg:d="M14620 22566h-509v899h-509" svg:viewBox="0 0 1019 900">
          <text:p/>
        </draw:connector>
        <draw:connector draw:style-name="gr17" draw:text-style-name="P1" draw:layer="layout" draw:line-skew="0cm -0.8cm" svg:x1="23.902cm" svg:y1="25.767cm" svg:x2="28.901cm" svg:y2="26.268cm" draw:start-shape="id6" draw:start-glue-point="6" draw:end-shape="id11" draw:end-glue-point="4" svg:d="M23902 25767h-566v1002h5565v-501" svg:viewBox="0 0 5566 1003">
          <text:p/>
        </draw:connector>
        <draw:connector draw:style-name="gr18" draw:text-style-name="P1" draw:layer="layout" svg:x1="24.266cm" svg:y1="15.736cm" svg:x2="21.206cm" svg:y2="10.168cm" draw:start-shape="id8" draw:start-glue-point="4" draw:end-shape="id2" draw:end-glue-point="7" svg:d="M24266 15736h-3060v-5568" svg:viewBox="0 0 3061 5569">
          <text:p/>
        </draw:connector>
        <draw:connector draw:style-name="gr18" draw:text-style-name="P1" draw:layer="layout" svg:x1="23.902cm" svg:y1="24.171cm" svg:x2="20.208cm" svg:y2="10.168cm" draw:start-shape="id6" draw:start-glue-point="4" draw:end-shape="id2" draw:end-glue-point="6" svg:d="M23902 24171h-3694v-14003" svg:viewBox="0 0 3695 14004">
          <text:p/>
        </draw:connector>
        <draw:frame draw:style-name="gr19" draw:text-style-name="P11" draw:layer="layout" svg:width="29.1cm" svg:height="2.1cm" svg:x="5.8cm" svg:y="4.2cm">
          <draw:text-box>
            <text:p text:style-name="P10"><text:span text:style-name="T1">Simplified communication plan</text:span></text:p>
          </draw:text-box>
        </draw:frame>
        <draw:line draw:style-name="gr20" draw:text-style-name="P12" draw:layer="layout" svg:x1="3.8cm" svg:y1="7.4cm" svg:x2="5.1cm" svg:y2="7.4cm">
          <text:p/>
        </draw:line>
        <draw:line draw:style-name="gr21" draw:text-style-name="P12" draw:layer="layout" svg:x1="3.8cm" svg:y1="8.1cm" svg:x2="5.1cm" svg:y2="8.1cm">
          <text:p/>
        </draw:line>
        <draw:line draw:style-name="gr22" draw:text-style-name="P12" draw:layer="layout" svg:x1="3.8cm" svg:y1="8.8cm" svg:x2="5.1cm" svg:y2="8.8cm">
          <text:p/>
        </draw:line>
        <draw:line draw:style-name="gr23" draw:text-style-name="P12" draw:layer="layout" svg:x1="3.8cm" svg:y1="9.5cm" svg:x2="5.1cm" svg:y2="9.5cm">
          <text:p/>
        </draw:line>
        <draw:frame draw:style-name="gr24" draw:text-style-name="P14" draw:layer="layout" svg:width="5.4cm" svg:height="3.147cm" svg:x="5.3cm" svg:y="6.785cm">
          <draw:text-box>
            <text:p text:style-name="P13"><text:span text:style-name="T2">- LAN</text:span><text:span text:style-name="T2"><text:line-break/></text:span><text:span text:style-name="T2">- USB</text:span><text:span text:style-name="T2"><text:line-break/></text:span><text:span text:style-name="T2">- Individual cables</text:span><text:span text:style-name="T2"><text:line-break/></text:span><text:span text:style-name="T2">- HDMI</text:span></text:p>
          </draw:text-box>
        </draw:frame>
        <draw:frame draw:style-name="gr11" draw:text-style-name="P7" draw:layer="layout" svg:width="3.437cm" svg:height="1.608cm" svg:x="18.863cm" svg:y="7.292cm">
          <draw:text-box>
            <text:p>Switch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" svg:font-family="'Noto Sans UI'" style:font-family-generic="roman" style:font-pitch="variable"/>
    <style:font-face style:name="Noto Sans UI1" svg:font-family="'Noto Sans UI'" style:font-adornments="Regular" style:font-family-generic="roman" style:font-pitch="variable"/>
    <style:font-face style:name="Noto Sans UI2" svg:font-family="'Noto Sans UI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width="0.2cm" svg:stroke-color="#ffd320" draw:marker-start-width="0.5cm" draw:marker-end-width="0.5cm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UI2" fo:font-family="'Noto Sans UI'" style:font-style-name="Regular" style:font-family-generic="swiss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17:28:24.696709235</meta:creation-date>
    <dc:date>2017-02-14T00:37:37.431241201</dc:date>
    <meta:editing-duration>PT6H56M23S</meta:editing-duration>
    <meta:editing-cycles>3</meta:editing-cycles>
    <meta:generator>LibreOffice/5.1.4.2$Linux_X86_64 LibreOffice_project/10m0$Build-2</meta:generator>
    <meta:document-statistic meta:object-count="41"/>
  </office:meta>
</office:document-meta>
</file>